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4000000047C5CA535.png"/>
  <manifest:file-entry manifest:media-type="image/png" manifest:full-path="Pictures/10000000000002B9000000321F7B2F3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style style:name="P2" style:family="paragraph" style:parent-style-name="heading_5f_judgementtitle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Sect1" style:family="section">
      <style:section-properties fo:background-color="transparent" text:dont-balance-text-columns="false" BungeniSectionType="body" style:editable="false">
        <style:columns fo:column-count="1" fo:column-gap="0in"/>
        <style:background-image/>
      </style:section-properties>
    </style:style>
    <style:style style:name="Sect2" style:family="section">
      <style:section-properties fo:background-color="transparent" fo:margin-left="0.25in" fo:margin-right="0in" BungeniSectionType="Header" __BungeniMetaEditable="false" style:editable="false">
        <style:columns fo:column-count="1" fo:column-gap="0in"/>
        <style:background-image xlink:href="Pictures/1000000000000004000000047C5CA535.png" xlink:type="simple" xlink:actuate="onLoad" style:filter-name="PNG - Portable Network Graphic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judgement">
        <text:section text:style-name="Sect2" text:name="header">
          <text:p text:style-name="heading_5f_title">THE SUPREME COURT OF APPEAL REPUBLIC OF SOUTH AFRICA</text:p>
          <text:p text:style-name="Standard"><text:s text:c="3"/>Judgement No : <text:reference-mark-start text:name="mBungeniJudgementNo:839"/>14 of 2007<text:reference-mark-end text:name="mBungeniJudgementNo:839"/></text:p>
          <text:p text:style-name="P3">Case number:<text:reference-mark-start text:name="mBungeniCaseNo:5166"/>653/07<text:reference-mark-end text:name="mBungeniCaseNo:5166"/></text:p>
          <text:p text:style-name="P3"/>
          <text:p text:style-name="P3">In the matter between</text:p>
          <text:p text:style-name="P3"/>
          <text:p text:style-name="P3"><text:reference-mark-start text:name="BungeniPartyName:kepartyagency4way;ke.party.agency.4way(FOURWAY HAULAGE SA (PTY) LTD) ;#1"/>FOURWAY HAULAGE SA (PTY) LTD<text:reference-mark-end text:name="BungeniPartyName:kepartyagency4way;ke.party.agency.4way(FOURWAY HAULAGE SA (PTY) LTD) ;#1"/><text:tab/>APPELLANT</text:p>
          <text:p text:style-name="P3">and</text:p>
          <text:p text:style-name="P3"><text:reference-mark-start text:name="BungeniPartyName:kepartyagencysaroads;ke.party.agency.saroads(SA NATIONAL ROADS AGENCY LTD) ;#1"/>SA NATIONAL ROADS AGENCY LTD <text:reference-mark-end text:name="BungeniPartyName:kepartyagencysaroads;ke.party.agency.saroads(SA NATIONAL ROADS AGENCY LTD) ;#1"/><text:tab/>RESPONDENT</text:p>
          <text:p text:style-name="P3"/>
          <text:p text:style-name="P3">Neutral citation:</text:p>
          <text:p text:style-name="P2">Fourway Haulage v SA National Roads Agency (653/07)</text:p>
          <text:p text:style-name="P3"><text:reference-mark-start text:name="mNeutralCitation:152"/>[2008] ZASCA 134<text:reference-mark-end text:name="mNeutralCitation:152"/></text:p>
          <text:p text:style-name="P3"/>
          <text:p text:style-name="P3">(26 November 2008)</text:p>
          <text:p text:style-name="P3"/>
          <text:p text:style-name="P3">CORAM: <text:reference-mark-start text:name="BungeniJudgeName:kenpersonBasiyaKhalwale19800412;Khalwale Basiya ;#1"/>SCOTT<text:reference-mark-end text:name="BungeniJudgeName:kenpersonBasiyaKhalwale19800412;Khalwale Basiya ;#1"/>, <text:reference-mark-start text:name="BungeniJudgeName:kenpersonJosaphKhamisi19800414;Khamisi Josaph ;#1"/>FARLAM<text:reference-mark-end text:name="BungeniJudgeName:kenpersonJosaphKhamisi19800414;Khamisi Josaph ;#1"/>, <text:reference-mark-start text:name="BungeniJudgeName:kenpersonNohanaKhalif19441010;Khalif Nohana ;#1"/>BRAND<text:reference-mark-end text:name="BungeniJudgeName:kenpersonNohanaKhalif19441010;Khalif Nohana ;#1"/>, <text:reference-mark-start text:name="BungeniJudgeName:kenpersonLyolaKhamasi19800413;Khamasi Lyola ;#1"/>LEWIS<text:reference-mark-end text:name="BungeniJudgeName:kenpersonLyolaKhamasi19800413;Khamasi Lyola ;#1"/></text:p>
          <text:p text:style-name="P3"/>
          <text:p text:style-name="P3">HEARD: 5 November 2008</text:p>
          <text:p text:style-name="P3"/>
          <text:p text:style-name="P3">DELIVERED:<text:reference-mark-start text:name="mBungeniJudgementDate:3791"/>26 November 2008<text:reference-mark-end text:name="mBungeniJudgementDate:3791"/></text:p>
          <text:p text:style-name="P3"/>
          <text:p text:style-name="P3">CORRECTED:</text:p>
          <text:p text:style-name="P3"/>
          <text:p text:style-name="P3">SUMMARY:Delict–pure economic loss–meaning of–policy considerations relevant in determining wrongfulness–remoteness of damage–application of flexible test</text:p>
          <text:p text:style-name="P3"/>
          <text:p text:style-name="P3">ORDEROn appeal from: High Court, Pretoria (Rabie J sitting as court of first instance)</text:p>
          <text:p text:style-name="P3">The appeal is dismissed with costs</text:p>
          <text:p text:style-name="P3"/>
          <text:p text:style-name="P3">JUDGMENT : BRAND (Scott,Farlam, Lewis, Jafta concurring)</text:p>
        </text:section>
        <text:p text:style-name="Standard"/>
        <text:p text:style-name="Standard"/>
        <text:p text:style-name="Standard"/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StarSymbol" svg:font-family="StarSymbol"/>
    <style:font-face style:name="Tahoma1" svg:font-family="Tahoma"/>
    <style:font-face style:name="Times new roman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fill-image draw:name="_36_ro8k6dsa1c6" draw:display-name="6ro8k6dsa1c6" xlink:href="Pictures/1000000000000004000000047C5CA535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heading_5f_background" style:display-name="heading_background" style:family="paragraph" style:parent-style-name="Heading" style:class="text">
      <style:text-properties style:font-name="Times new roman" fo:font-weight="bold"/>
    </style:style>
    <style:style style:name="subheading_5f_background" style:display-name="subheading_background" style:family="paragraph" style:parent-style-name="Heading_20_2" style:class="text">
      <style:text-properties style:font-name="Times new roman" fo:font-size="13pt" fo:font-style="normal" style:font-weight-asian="normal" style:font-weight-complex="normal"/>
    </style:style>
    <style:style style:name="subtitle_5f_motivation" style:display-name="subtitle_motivation" style:family="paragraph" style:parent-style-name="Heading_20_3" style:class="text">
      <style:text-properties style:font-name="Times new roman1" fo:font-size="12pt" fo:font-style="italic" fo:font-weight="normal"/>
    </style:style>
    <style:style style:name="heading_5f_motivation" style:display-name="heading_motivation" style:family="paragraph" style:parent-style-name="heading_5f_background"/>
    <style:style style:name="subheading_5f_introduction" style:display-name="subheading_introduction" style:family="paragraph" style:parent-style-name="subheading_5f_background"/>
    <style:style style:name="heading_5f_introduction" style:display-name="heading_introduction" style:family="paragraph" style:parent-style-name="heading_5f_motivation"/>
    <style:style style:name="heading_5f_decision" style:display-name="heading_decision" style:family="paragraph" style:parent-style-name="heading_5f_background"/>
    <style:style style:name="subheading_5f_decision" style:display-name="subheading_decision" style:family="paragraph" style:parent-style-name="subheading_5f_background"/>
    <style:style style:name="heading_5f_title" style:display-name="heading_title" style:family="paragraph" style:parent-style-name="heading_5f_background"/>
    <style:style style:name="heading_5f_judgementtitle" style:display-name="heading_judgementtitle" style:family="paragraph" style:parent-style-name="heading_5f_title">
      <style:text-properties fo:font-style="italic" fo:font-weight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Mpm1">
      <style:page-layout-properties fo:page-width="8.5in" fo:page-height="11in" style:num-format="1" style:print-orientation="portrait" fo:margin-top="0.25in" fo:margin-bottom="0.7874in" fo:margin-left="0.7874in" fo:margin-right="0.7874in" fo:background-color="transparent" style:writing-mode="lr-tb" style:footnote-max-height="0in">
        <style:background-image xlink:href="Pictures/10000000000002B9000000321F7B2F3C.png" xlink:type="simple" xlink:actuate="onLoad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JUDGEMENT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creation-date>2009-08-31T14:16:18</meta:creation-date>
    <meta:editing-cycles>9</meta:editing-cycles>
    <meta:editing-duration>PT00H11M12S</meta:editing-duration>
    <meta:initial-creator>Ashok Hariharan</meta:initial-creator>
    <dc:date>2009-08-31T23:32:14</dc:date>
    <dc:creator>Ashok Hariharan</dc:creator>
    <meta:document-statistic meta:table-count="0" meta:image-count="0" meta:object-count="0" meta:page-count="1" meta:paragraph-count="20" meta:word-count="106" meta:character-count="738"/>
    <meta:user-defined meta:name="BungeniCaseNo">fffff</meta:user-defined>
    <meta:user-defined meta:name="BungeniCountryCode">ke</meta:user-defined>
    <meta:user-defined meta:name="BungeniDocAuthor"/>
    <meta:user-defined meta:name="BungeniDocPart">main</meta:user-defined>
    <meta:user-defined meta:name="BungeniDocType">judgement</meta:user-defined>
    <meta:user-defined meta:name="BungeniExpAuthor">user.Ashok</meta:user-defined>
    <meta:user-defined meta:name="BungeniExpAuthorURI">user.Ashok</meta:user-defined>
    <meta:user-defined meta:name="BungeniExpDate">2009-08-31</meta:user-defined>
    <meta:user-defined meta:name="BungeniExpDateName">expDate</meta:user-defined>
    <meta:user-defined meta:name="BungeniExpURI">/ke/judgement/2009-8-26/eng</meta:user-defined>
    <meta:user-defined meta:name="BungeniJudgeName:ken.person.Basiya.Khalwale.1980-04-12">kenpersonBasiyaKhalwale19800412~Basiya~Khalwale~ken.person.Basiya.Khalwale.1980-04-12</meta:user-defined>
    <meta:user-defined meta:name="BungeniJudgeName:ken.person.Josaph.Khamisi.1980-04-14">kenpersonJosaphKhamisi19800414~Josaph~Khamisi~ken.person.Josaph.Khamisi.1980-04-14</meta:user-defined>
    <meta:user-defined meta:name="BungeniJudgeName:ken.person.Lyola.Khamasi.1980-04-13">kenpersonLyolaKhamasi19800413~Lyola~Khamasi~ken.person.Lyola.Khamasi.1980-04-13</meta:user-defined>
    <meta:user-defined meta:name="BungeniJudgeName:ken.person.Nohana.Khalif.1944-10-10">kenpersonNohanaKhalif19441010~Nohana~Khalif~ken.person.Nohana.Khalif.1944-10-10</meta:user-defined>
    <meta:user-defined meta:name="BungeniJudgementDate">2008-11-26</meta:user-defined>
    <meta:user-defined meta:name="BungeniJudgementNo">653/07</meta:user-defined>
    <meta:user-defined meta:name="BungeniLanguageCode">eng</meta:user-defined>
    <meta:user-defined meta:name="BungeniManAuthor">user.Ashok</meta:user-defined>
    <meta:user-defined meta:name="BungeniManAuthorURI">user.Ashok</meta:user-defined>
    <meta:user-defined meta:name="BungeniManDate">2009-08-31</meta:user-defined>
    <meta:user-defined meta:name="BungeniManDateName">manDate</meta:user-defined>
    <meta:user-defined meta:name="BungeniManURI">/ke/judgement/2009-8-26/eng.xml</meta:user-defined>
    <meta:user-defined meta:name="BungeniOfficialDate">2009-08-26</meta:user-defined>
    <meta:user-defined meta:name="BungeniOfficialTime">14:16</meta:user-defined>
    <meta:user-defined meta:name="BungeniParliamentID"/>
    <meta:user-defined meta:name="BungeniPartyName:kepartyagency4way">kepartyagency4way~ke.party.agency.4way~FOURWAY HAULAGE SA (PTY) LTD~appelant</meta:user-defined>
    <meta:user-defined meta:name="BungeniPartyName:kepartyagencysaroads">kepartyagencysaroads~ke.party.agency.saroads~SA NATIONAL ROADS AGENCY LTD~respondent</meta:user-defined>
    <meta:user-defined meta:name="BungeniPublicationDate">2009-08-26</meta:user-defined>
    <meta:user-defined meta:name="BungeniPublicationName">judgmeent</meta:user-defined>
    <meta:user-defined meta:name="BungeniPublicationNameFull"/>
    <meta:user-defined meta:name="BungeniWorkAuthor">user.Ashok</meta:user-defined>
    <meta:user-defined meta:name="BungeniWorkAuthorURI">user.Ashok</meta:user-defined>
    <meta:user-defined meta:name="BungeniWorkDate">2009-08-26</meta:user-defined>
    <meta:user-defined meta:name="BungeniWorkDateName">workDate</meta:user-defined>
    <meta:user-defined meta:name="BungeniWorkURI">/ke/judgement/2009-8-26</meta:user-defined>
    <meta:user-defined meta:name="Info 1"/>
    <meta:user-defined meta:name="Info 2"/>
    <meta:user-defined meta:name="Info 3"/>
    <meta:user-defined meta:name="Info 4"/>
    <meta:user-defined meta:name="__BungeniDocMeta">true</meta:user-defined>
    <meta:user-defined meta:name="bungeniEditorNotes">&amp;lt;notes&amp;gt;&amp;lt;/notes&amp;gt;</meta:user-defined>
  </office:meta>
</office:document-meta>
</file>